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5e9" officeooo:paragraph-rsid="001495e9"/>
    </style:style>
    <style:style style:name="P2" style:family="paragraph" style:parent-style-name="Standard">
      <style:text-properties officeooo:rsid="0016941c" officeooo:paragraph-rsid="0016941c"/>
    </style:style>
    <style:style style:name="P3" style:family="paragraph" style:parent-style-name="Standard">
      <style:text-properties officeooo:rsid="00176a8e" officeooo:paragraph-rsid="00176a8e"/>
    </style:style>
    <style:style style:name="P4" style:family="paragraph" style:parent-style-name="Standard">
      <style:text-properties officeooo:rsid="001964fd" officeooo:paragraph-rsid="001964fd"/>
    </style:style>
    <style:style style:name="P5" style:family="paragraph" style:parent-style-name="Standard">
      <style:text-properties officeooo:rsid="001c348b" officeooo:paragraph-rsid="001c348b"/>
    </style:style>
    <style:style style:name="T1" style:family="text">
      <style:text-properties officeooo:rsid="0016dde2"/>
    </style:style>
    <style:style style:name="T2" style:family="text">
      <style:text-properties officeooo:rsid="00196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ção e Configuração (<text:span text:style-name="T2">Visual </text:span>Studio)</text:p>
      <text:p text:style-name="P1"/>
      <text:p text:style-name="P2">F9 – <text:span text:style-name="T1">marca breakpoint</text:span></text:p>
      <text:p text:style-name="P3">F10 – roda linha por linha após o breakpoint</text:p>
      <text:p text:style-name="P4">Depurar/QuickWatch para procurar valor de variáveis em códigos muito grandes</text:p>
      <text:p text:style-name="P4"/>
      <text:p text:style-name="P4">----------------------------------------------------------------------------------------------------------------------</text:p>
      <text:p text:style-name="P5">Testes</text:p>
      <text:p text:style-name="P5"/>
      <text:p text:style-name="P5">Organizar (Arrange) – inicializa os objetos e define o valor dos dados que são passados para o método sendo testado.</text:p>
      <text:p text:style-name="P5"/>
      <text:p text:style-name="P5">Agir (Act) – invoca o método sendo testado com os parâmetros organizados.</text:p>
      <text:p text:style-name="P5"/>
      <text:p text:style-name="P5">Declarar (Assert) – verifica se a ação do método em teste se comporta conforme o esper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5T19:13:08.784000000</meta:creation-date>
    <dc:date>2022-02-07T18:30:21.233000000</dc:date>
    <meta:editing-duration>PT36M34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9" meta:word-count="73" meta:character-count="585" meta:non-whitespace-character-count="516"/>
  </office:meta>
</office:document-meta>
</file>